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hackerearth.com/challenges/competitive/predict-ad-success-hackerearth-machine-learning-challenge/machine-learning/predict-the-ads-success-5ad8e1dc/" text:style-name="Internet_20_link" text:visited-style-name="Visited_20_Internet_20_Link">https://www.hackerearth.com/challenges/competitive/predict-ad-success-hackerearth-machine-learning-challenge/machine-learning/predict-the-ads-success-5ad8e1dc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00:03:48.622364124</meta:creation-date>
    <meta:generator>LibreOffice/6.2.8.2$Linux_X86_64 LibreOffice_project/20$Build-2</meta:generator>
    <dc:date>2019-12-28T00:04:12.526732051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159" meta:non-whitespace-character-count="159"/>
  </office:meta>
</office:document-meta>
</file>